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ph_Charge_TauxUR" table:style-name="ta1">
        <table:shapes>
          <draw:frame draw:z-index="0" draw:style-name="gr1" draw:text-style-name="P1" svg:width="178.28mm" svg:height="133.34mm" svg:x="54.47mm" svg:y="1.06mm">
            <loext:p draw:notify-on-update-of-ranges="Graph_Charge_TauxUR.A1:Graph_Charge_TauxUR.A1 Graph_Charge_TauxUR.A2:Graph_Charge_TauxUR.A24 Graph_Charge_TauxUR.B1:Graph_Charge_TauxUR.B1 Graph_Charge_TauxUR.B2:Graph_Charge_TauxUR.B24 Graph_Charge_TauxUR.A1:Graph_Charge_TauxUR.A1 Graph_Charge_TauxUR.A2:Graph_Charge_TauxUR.A24 Graph_Charge_TauxUR.C1:Graph_Charge_TauxUR.C1 Graph_Charge_TauxUR.C2:Graph_Charge_TauxUR.C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RR</text:p>
          </table:table-cell>
          <table:table-cell office:value-type="string" calcext:value-type="string">
            <text:p>MaxSN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.9453125" calcext:value-type="float">
            <text:p>16,9453125</text:p>
          </table:table-cell>
          <table:table-cell office:value-type="float" office:value="16.61328125" calcext:value-type="float">
            <text:p>16,613281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.26171875" calcext:value-type="float">
            <text:p>24,26171875</text:p>
          </table:table-cell>
          <table:table-cell office:value-type="float" office:value="22.62890625" calcext:value-type="float">
            <text:p>22,628906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.296875" calcext:value-type="float">
            <text:p>34,296875</text:p>
          </table:table-cell>
          <table:table-cell office:value-type="float" office:value="30.109375" calcext:value-type="float">
            <text:p>30,1093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.265625" calcext:value-type="float">
            <text:p>41,265625</text:p>
          </table:table-cell>
          <table:table-cell office:value-type="float" office:value="35.21875" calcext:value-type="float">
            <text:p>35,218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.90625" calcext:value-type="float">
            <text:p>50,90625</text:p>
          </table:table-cell>
          <table:table-cell office:value-type="float" office:value="42.1484375" calcext:value-type="float">
            <text:p>42,14843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.5234375" calcext:value-type="float">
            <text:p>58,5234375</text:p>
          </table:table-cell>
          <table:table-cell office:value-type="float" office:value="47.2734375" calcext:value-type="float">
            <text:p>47,2734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.22265625" calcext:value-type="float">
            <text:p>68,22265625</text:p>
          </table:table-cell>
          <table:table-cell office:value-type="float" office:value="53.6171875" calcext:value-type="float">
            <text:p>53,61718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1796875" calcext:value-type="float">
            <text:p>75,41796875</text:p>
          </table:table-cell>
          <table:table-cell office:value-type="float" office:value="58.7421875" calcext:value-type="float">
            <text:p>58,74218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.96875" calcext:value-type="float">
            <text:p>84,96875</text:p>
          </table:table-cell>
          <table:table-cell office:value-type="float" office:value="64.80078125" calcext:value-type="float">
            <text:p>64,800781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2.56640625" calcext:value-type="float">
            <text:p>92,56640625</text:p>
          </table:table-cell>
          <table:table-cell office:value-type="float" office:value="69.72265625" calcext:value-type="float">
            <text:p>69,722656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76.50390625" calcext:value-type="float">
            <text:p>76,503906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01953125" calcext:value-type="float">
            <text:p>99,01953125</text:p>
          </table:table-cell>
          <table:table-cell office:value-type="float" office:value="80.88671875" calcext:value-type="float">
            <text:p>80,886718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86.85546875" calcext:value-type="float">
            <text:p>86,855468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92.37109375" calcext:value-type="float">
            <text:p>92,371093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96.78515625" calcext:value-type="float">
            <text:p>96,785156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2T14:43:57.622478954</dc:date>
    <meta:editing-duration>PT51S</meta:editing-duration>
    <meta:editing-cycles>1</meta:editing-cycles>
    <meta:document-statistic meta:table-count="1" meta:cell-count="89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829cm" svg:height="13.335cm" xlink:href=".." xlink:type="simple" chart:class="chart:scatter" chart:style-name="ch1">
        <chart:legend chart:legend-position="end" svg:x="15.109cm" svg:y="6.119cm" style:legend-expansion="high" chart:style-name="ch2"/>
        <chart:plot-area chart:style-name="ch3" table:cell-range-address="Graph_Charge_TauxUR.A1:Graph_Charge_TauxUR.C24" chart:data-source-has-labels="row" svg:x="1.367cm" svg:y="0.266cm" svg:width="13.386cm" svg:height="11.822cm">
          <chartooo:coordinate-region svg:x="1.988cm" svg:y="0.465cm" svg:width="12.393cm" svg:height="10.976cm"/>
          <chart:axis chart:dimension="x" chart:name="primary-x" chart:style-name="ch4">
            <chart:title svg:x="5.899cm" svg:y="12.354cm" chart:style-name="ch5">
              <text:p>Charge (nombre d'utilisateur)</text:p>
            </chart:title>
          </chart:axis>
          <chart:axis chart:dimension="y" chart:name="primary-y" chart:style-name="ch4">
            <chart:title svg:x="0.451cm" svg:y="7.994cm" chart:style-name="ch6">
              <text:p>Taux d'utilisation des UR</text:p>
            </chart:title>
            <chart:grid chart:style-name="ch7" chart:class="major"/>
          </chart:axis>
          <chart:series chart:style-name="ch8" chart:values-cell-range-address="Graph_Charge_TauxUR.B2:Graph_Charge_TauxUR.B24" chart:label-cell-address="Graph_Charge_TauxUR.B1:Graph_Charge_TauxUR.B1" chart:class="chart:scatter">
            <chart:domain table:cell-range-address="Graph_Charge_TauxUR.A2:Graph_Charge_TauxUR.A24"/>
            <chart:data-point chart:repeated="23"/>
          </chart:series>
          <chart:series chart:style-name="ch9" chart:values-cell-range-address="Graph_Charge_TauxUR.C2:Graph_Charge_TauxUR.C24" chart:label-cell-address="Graph_Charge_TauxUR.C1:Graph_Charge_TauxUR.C1" chart:class="chart:scatter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R</text:p>
                <draw:g>
                  <svg:desc>Graph_Charge_TauxUR.B1:Graph_Charge_TauxUR.B1</svg:desc>
                </draw:g>
              </table:table-cell>
              <table:table-cell office:value-type="string">
                <text:p>MaxSNR</text:p>
                <draw:g>
                  <svg:desc>Graph_Charge_TauxUR.C1:Graph_Charge_TauxUR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Graph_Charge_TauxUR.A2:Graph_Charge_TauxUR.A24</svg:desc>
                </draw:g>
              </table:table-cell>
              <table:table-cell office:value-type="float" office:value="16.9453125">
                <text:p>16.9453125</text:p>
                <draw:g>
                  <svg:desc>Graph_Charge_TauxUR.B2:Graph_Charge_TauxUR.B24</svg:desc>
                </draw:g>
              </table:table-cell>
              <table:table-cell office:value-type="float" office:value="16.61328125">
                <text:p>16.61328125</text:p>
                <draw:g>
                  <svg:desc>Graph_Charge_TauxUR.C2:Graph_Charge_TauxUR.C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4.26171875">
                <text:p>24.26171875</text:p>
              </table:table-cell>
              <table:table-cell office:value-type="float" office:value="22.62890625">
                <text:p>22.6289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4.296875">
                <text:p>34.296875</text:p>
              </table:table-cell>
              <table:table-cell office:value-type="float" office:value="30.109375">
                <text:p>30.10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1.265625">
                <text:p>41.265625</text:p>
              </table:table-cell>
              <table:table-cell office:value-type="float" office:value="35.21875">
                <text:p>35.21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0.90625">
                <text:p>50.90625</text:p>
              </table:table-cell>
              <table:table-cell office:value-type="float" office:value="42.1484375">
                <text:p>42.148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8.5234375">
                <text:p>58.5234375</text:p>
              </table:table-cell>
              <table:table-cell office:value-type="float" office:value="47.2734375">
                <text:p>47.2734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8.22265625">
                <text:p>68.22265625</text:p>
              </table:table-cell>
              <table:table-cell office:value-type="float" office:value="53.6171875">
                <text:p>53.6171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5.41796875">
                <text:p>75.41796875</text:p>
              </table:table-cell>
              <table:table-cell office:value-type="float" office:value="58.7421875">
                <text:p>58.7421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4.96875">
                <text:p>84.96875</text:p>
              </table:table-cell>
              <table:table-cell office:value-type="float" office:value="64.80078125">
                <text:p>64.80078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2.56640625">
                <text:p>92.56640625</text:p>
              </table:table-cell>
              <table:table-cell office:value-type="float" office:value="69.72265625">
                <text:p>69.7226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76.50390625">
                <text:p>76.50390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99.01953125">
                <text:p>99.01953125</text:p>
              </table:table-cell>
              <table:table-cell office:value-type="float" office:value="80.88671875">
                <text:p>80.88671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86.85546875">
                <text:p>86.8554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92.37109375">
                <text:p>92.3710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96.78515625">
                <text:p>96.78515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